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#00ff66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fo:background-color="#dddddd"/>
    </style:style>
    <style:style style:name="P10" style:family="paragraph" style:parent-style-name="Standard">
      <style:text-properties fo:background-color="#ff99ff"/>
    </style:style>
    <style:style style:name="P11" style:family="paragraph" style:parent-style-name="Standard">
      <style:text-properties fo:background-color="#66ccff"/>
    </style:style>
    <style:style style:name="P12" style:family="paragraph" style:parent-style-name="Standard">
      <style:text-properties fo:background-color="#ff6600"/>
    </style:style>
    <style:style style:name="T1" style:family="text">
      <style:text-properties fo:background-color="#ff6666"/>
    </style:style>
    <style:style style:name="T2" style:family="text">
      <style:text-properties fo:background-color="#ff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9">AJAX would be something to learn about</text:p>
      <text:p text:style-name="P9">handling aurora seems like it would be weird generally</text:p>
      <text:p text:style-name="P9">event.start / event.end coming out of db seem to be in utc</text:p>
      <text:p text:style-name="P9"><text:s text:c="2"/>maybe this doesn't matter, but it would be good to have consistency if it's happening somewhere</text:p>
      <text:p text:style-name="P9">Room Qualities – Courtyard vs Not, Kid Friendly</text:p>
      <text:p text:style-name="P9">more precise times?</text:p>
      <text:p text:style-name="P9">Front page-</text:p>
      <text:p text:style-name="P9"><text:tab/>dynamic sorting by column?</text:p>
      <text:p text:style-name="P9"><text:tab/>Separate by building?</text:p>
      <text:p text:style-name="P9"><text:tab/>Single booking button with selection of row?</text:p>
      <text:p text:style-name="P9">-Is there a way to plug in a date range and find multiple rooms that will satisfy it?</text:p>
      <text:p text:style-name="P11">more consistent language and display across all pages</text:p>
      <text:p text:style-name="P11">Colors and Styles</text:p>
      <text:p text:style-name="P6">events die? </text:p>
      <text:p text:style-name="P6"><text:tab/>Run celery worker and scheduler to check</text:p>
      <text:p text:style-name="P7"/>
      <text:p text:style-name="Standard">---</text:p>
      <text:p text:style-name="P10">lets just add buttons to ROOMS MASTER</text:p>
      <text:p text:style-name="P10">remove owner</text:p>
      <text:p text:style-name="P10">assign owner</text:p>
      <text:p text:style-name="P10"/>
      <text:p text:style-name="P10">Move members to different rooms, copying their calendars over?</text:p>
      <text:p text:style-name="P10">Availabilities can come but occs might not?</text:p>
      <text:p text:style-name="P10">Or just fuck it and new room new calendar?</text:p>
      <text:p text:style-name="P10"/>
      <text:p text:style-name="P10">How does this work in Admin vs Site</text:p>
      <text:p text:style-name="Standard"/>
      <text:p text:style-name="Standard"><text:span text:style-name="T2">use source to redirect correctly in admin access for my-room</text:span> </text:p>
      <text:p text:style-name="Standard">this probably involves changing all the source pages to session data</text:p>
      <text:p text:style-name="Standard"/>
      <text:p text:style-name="P12">CREATE NEW BOOKING ON ROOMS MASTER</text:p>
      <text:p text:style-name="Standard"/>
      <text:p text:style-name="Standard"><text:s/></text:p>
      <text:p text:style-name="Standard"><text:soft-page-break/></text:p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3T12:23:54.15</dc:date>
    <dc:creator>Trevor Pierson</dc:creator>
    <meta:editing-duration>P19DT6H38M8S</meta:editing-duration>
    <meta:editing-cycles>281</meta:editing-cycles>
    <meta:generator>OpenOffice/4.1.13$Win32 OpenOffice.org_project/4113m1$Build-9810</meta:generator>
    <meta:document-statistic meta:table-count="0" meta:image-count="0" meta:object-count="0" meta:page-count="2" meta:paragraph-count="48" meta:word-count="322" meta:character-count="2028"/>
  </office:meta>
</office:document-meta>
</file>